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bold" officeooo:rsid="001f9dd9" officeooo:paragraph-rsid="001f9dd9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tyle="italic" fo:font-weight="bold" officeooo:rsid="001f9dd9" officeooo:paragraph-rsid="001f9dd9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line-through-style="solid" style:text-line-through-type="single" fo:font-style="italic" fo:font-weight="bold" officeooo:rsid="001f9dd9" officeooo:paragraph-rsid="001f9dd9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c9211e" loext:opacity="100%" fo:font-style="italic" fo:font-weight="bold" officeooo:rsid="001f9dd9" officeooo:paragraph-rsid="001f9dd9" style:font-style-asian="italic" style:font-weight-asian="bold" style:font-style-complex="italic" style:font-weight-complex="bold"/>
    </style:style>
    <style:style style:name="P5" style:family="paragraph" style:parent-style-name="Text_20_body" style:list-style-name="L1">
      <style:text-properties fo:color="#c9211e" loext:opacity="100%"/>
    </style:style>
    <style:style style:name="P6" style:family="paragraph" style:parent-style-name="Text_20_body" style:list-style-name="L1">
      <style:text-properties fo:color="#c9211e" loext:opacity="100%" style:text-line-through-style="solid" style:text-line-through-type="single"/>
    </style:style>
    <style:style style:name="T1" style:family="text">
      <style:text-properties fo:color="#c9211e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/ définir Wakelet</text:p>
      <text:p text:style-name="P3">2/histoire de Wakelet</text:p>
      <text:p text:style-name="P3">3/ les options de Wakelet</text:p>
      <text:p text:style-name="P3">4/ pourquoi Wakelet (les autres recherches)</text:p>
      <text:p text:style-name="P1">- fin de paper.li</text:p>
      <text:p text:style-name="P3">+ on peut ajouter Tweeter en flux.</text:p>
      <text:p text:style-name="P1">Explication fonctionnement de wakelet</text:p>
      <text:p text:style-name="P3">- limitation : pas de fil d’actualité en continu</text:p>
      <text:p text:style-name="P3">-utilisation de Feedly afin d’obtenir des résultats en fil d’actualité</text:p>
      <text:p text:style-name="P1">5/ démonstrations de résultats</text:p>
      <text:p text:style-name="P1"/>
      <text:p text:style-name="P3"><text:span text:style-name="T1">contenir le lien vers ton outil de veille configuré </text:span></text:p>
      <text:p text:style-name="P1"/>
      <text:p text:style-name="P4">comment les sources d'information ont été sélectionnées ;</text:p>
      <text:list text:style-name="L1">
        <text:list-item>
          <text:p text:style-name="P5">comment les informations sont classées ;</text:p>
        </text:list-item>
        <text:list-item>
          <text:p text:style-name="P6">comment les informations peuvent être commentées et diffusées ;</text:p>
        </text:list-item>
        <text:list-item>
          <text:p text:style-name="P6">les informations issues de la veille que tu vas utiliser pour définir les spécifications techniques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4T09:50:31.308000000</meta:creation-date>
    <dc:date>2023-04-25T09:55:13.178000000</dc:date>
    <meta:editing-duration>P1DT4M40S</meta:editing-duration>
    <meta:editing-cycles>3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5" meta:word-count="105" meta:character-count="658" meta:non-whitespace-character-count="570"/>
  </office:meta>
</office:document-meta>
</file>